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1.291cm"/>
    </style:style>
    <style:style style:name="co3" style:family="table-column">
      <style:table-column-properties fo:break-before="auto" style:column-width="1.921cm"/>
    </style:style>
    <style:style style:name="co4" style:family="table-column">
      <style:table-column-properties fo:break-before="auto" style:column-width="2.221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2.14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2.604cm"/>
    </style:style>
    <style:style style:name="co11" style:family="table-column">
      <style:table-column-properties fo:break-before="auto" style:column-width="1.78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6" style:family="table-cell" style:parent-style-name="Default" style:data-style-name="N2">
      <style:table-cell-properties fo:border-bottom="none" fo:background-color="#e6e6e6" fo:border-left="0.002cm solid #000000" fo:border-right="none" fo:border-top="none"/>
      <style:text-properties fo:color="#008000"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fo:background-color="#e6e6e6" fo:border-left="0.002cm solid #000000" fo:border-right="none" fo:border-top="none"/>
    </style:style>
    <style:style style:name="ce8" style:family="table-cell" style:parent-style-name="Default" style:data-style-name="N1">
      <style:table-cell-properties fo:border-bottom="none" fo:background-color="#e6e6e6" fo:border-left="0.002cm solid #000000" fo:border-right="none" fo:border-top="none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ext-properties fo:color="#ff0000" fo:font-weight="bold" style:font-weight-asian="bold" style:font-weight-complex="bold"/>
    </style:style>
    <style:style style:name="ce13" style:family="table-cell" style:parent-style-name="Default" style:data-style-name="N1"/>
    <style:style style:name="ce14" style:family="table-cell" style:parent-style-name="Default" style:data-style-name="N2">
      <style:text-properties fo:color="#008000" fo:font-weight="bold" style:font-weight-asian="bold" style:font-weight-complex="bold"/>
    </style:style>
    <style:style style:name="ce15" style:family="table-cell" style:parent-style-name="Default" style:data-style-name="N2">
      <style:text-properties fo:color="#008000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20" style:family="table-cell" style:parent-style-name="Default" style:data-style-name="N2">
      <style:table-cell-properties fo:border-bottom="none" fo:border-left="none" fo:border-right="0.002cm solid #000000" fo:border-top="none"/>
      <style:text-properties fo:color="#ff0000" fo:font-weight="bold" style:font-weight-asian="bold" style:font-weight-complex="bold"/>
    </style:style>
    <style:style style:name="ce21" style:family="table-cell" style:parent-style-name="Default" style:data-style-name="N1">
      <style:table-cell-properties fo:border-bottom="none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25" style:family="table-cell" style:parent-style-name="Default" style:data-style-name="N2">
      <style:table-cell-properties fo:border-bottom="none" fo:border-left="0.002cm solid #000000" fo:border-right="none" fo:border-top="none"/>
      <style:text-properties fo:color="#008000"/>
    </style:style>
    <style:style style:name="ce26" style:family="table-cell" style:parent-style-name="Default" style:data-style-name="N1">
      <style:table-cell-properties fo:border-bottom="none" fo:border-left="0.002cm solid #000000" fo:border-right="none" fo:border-top="none"/>
    </style:style>
    <style:style style:name="ce27" style:family="table-cell" style:parent-style-name="Default">
      <style:table-cell-properties fo:border-bottom="none" fo:background-color="transparent" fo:border-left="0.002cm solid #000000" fo:border-right="none" fo:border-top="none"/>
      <style:text-properties style:use-window-font-color="true"/>
    </style:style>
    <style:style style:name="ce28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 style:data-style-name="N2">
      <style:table-cell-properties fo:background-color="transparent"/>
      <style:text-properties style:use-window-font-color="true"/>
    </style:style>
    <style:style style:name="ce32" style:family="table-cell" style:parent-style-name="Default" style:data-style-name="N2">
      <style:table-cell-properties fo:background-color="transparent"/>
      <style:text-properties fo:color="#ff0000"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transparent"/>
      <style:text-properties style:use-window-font-color="true"/>
    </style:style>
    <style:style style:name="ce34" style:family="table-cell" style:parent-style-name="Default" style:data-style-name="N2">
      <style:table-cell-properties fo:background-color="transparent"/>
      <style:text-properties fo:color="#008000" fo:font-weight="bold" style:font-weight-asian="bold" style:font-weight-complex="bold"/>
    </style:style>
    <style:style style:name="ce35" style:family="table-cell" style:parent-style-name="Default" style:data-style-name="N2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 style:data-style-name="N2">
      <style:table-cell-properties fo:border-bottom="none" fo:border-left="none" fo:border-right="0.002cm solid #000000" fo:border-top="none"/>
      <style:text-properties fo:color="#008000"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none" fo:border-left="none" fo:border-right="0.002cm solid #000000" fo:border-top="none"/>
      <style:text-properties fo:color="#008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ce27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ce18"/>
        <table:table-column table:style-name="co12" table:number-columns-repeated="1008" table:default-cell-style-name="Default"/>
        <table:table-row table:style-name="ro1">
          <table:table-cell table:style-name="ce1" office:value-type="string">
            <text:p>Project</text:p>
          </table:table-cell>
          <table:table-cell table:style-name="ce3" office:value-type="string">
            <text:p>itjobs</text:p>
          </table:table-cell>
          <table:table-cell table:style-name="ce1" office:value-type="string">
            <text:p>backlinks</text:p>
          </table:table-cell>
          <table:table-cell table:style-name="ce1" office:value-type="string">
            <text:p>feedmerger</text:p>
          </table:table-cell>
          <table:table-cell table:style-name="ce1" office:value-type="string">
            <text:p>SiteAnalyzer</text:p>
          </table:table-cell>
          <table:table-cell table:style-name="ce1" office:value-type="string">
            <text:p>feedimport</text:p>
          </table:table-cell>
          <table:table-cell table:style-name="ce16" office:value-type="string">
            <text:p>pludonidb</text:p>
          </table:table-cell>
          <table:table-cell table:style-name="ce22" office:value-type="string">
            <text:p>bucketwise</text:p>
          </table:table-cell>
          <table:table-cell table:style-name="ce28" office:value-type="string">
            <text:p>lpp</text:p>
          </table:table-cell>
          <table:table-cell table:style-name="ce1" office:value-type="string">
            <text:p>chiliproject</text:p>
          </table:table-cell>
          <table:table-cell table:style-name="ce1" office:value-type="string">
            <text:p>actionpack</text:p>
          </table:table-cell>
          <table:table-cell table:style-name="ce1" office:value-type="string">
            <text:p>activesupport</text:p>
          </table:table-cell>
          <table:table-cell table:style-name="ce1" office:value-type="string">
            <text:p>diaspora</text:p>
          </table:table-cell>
          <table:table-cell table:style-name="ce16" office:value-type="string">
            <text:p>railscasts</text:p>
          </table:table-cell>
          <table:table-cell table:style-name="ce1" office:value-type="string">
            <text:p>MEDIAN</text:p>
          </table:table-cell>
          <table:table-cell table:style-name="ce2" table:number-columns-repeated="1007"/>
        </table:table-row>
        <table:table-row table:style-name="ro1">
          <table:table-cell office:value-type="string">
            <text:p>Technologie</text:p>
          </table:table-cell>
          <table:table-cell table:style-name="ce4" office:value-type="string">
            <text:p>Rails3</text:p>
          </table:table-cell>
          <table:table-cell table:style-name="ce10" office:value-type="string">
            <text:p>Rails2</text:p>
          </table:table-cell>
          <table:table-cell table:style-name="ce10" office:value-type="string">
            <text:p>Rails3</text:p>
          </table:table-cell>
          <table:table-cell table:style-name="ce10" office:value-type="string">
            <text:p>Rails3</text:p>
          </table:table-cell>
          <table:table-cell table:style-name="ce10" office:value-type="string">
            <text:p>Ruby</text:p>
          </table:table-cell>
          <table:table-cell table:style-name="ce17" office:value-type="string">
            <text:p>Ruby</text:p>
          </table:table-cell>
          <table:table-cell table:style-name="ce23" office:value-type="string">
            <text:p>Rails2</text:p>
          </table:table-cell>
          <table:table-cell table:style-name="ce29" office:value-type="string">
            <text:p>Rails1</text:p>
          </table:table-cell>
          <table:table-cell table:style-name="ce10" office:value-type="string">
            <text:p>Rails2</text:p>
          </table:table-cell>
          <table:table-cell table:style-name="ce10" office:value-type="string">
            <text:p>Rails3</text:p>
          </table:table-cell>
          <table:table-cell table:style-name="ce10" office:value-type="string">
            <text:p>Rails3</text:p>
          </table:table-cell>
          <table:table-cell table:style-name="ce10" office:value-type="string">
            <text:p>Rails3</text:p>
          </table:table-cell>
          <table:table-cell table:style-name="ce17" office:value-type="string">
            <text:p>Rails3</text:p>
          </table:table-cell>
          <table:table-cell table:number-columns-repeated="1008"/>
        </table:table-row>
        <table:table-row table:style-name="ro1">
          <table:table-cell office:value-type="string">
            <text:p>extern/intern</text:p>
          </table:table-cell>
          <table:table-cell table:style-name="ce4" office:value-type="string">
            <text:p>intern</text:p>
          </table:table-cell>
          <table:table-cell table:style-name="ce10" office:value-type="string">
            <text:p>intern</text:p>
          </table:table-cell>
          <table:table-cell table:style-name="ce10" office:value-type="string">
            <text:p>intern</text:p>
          </table:table-cell>
          <table:table-cell table:style-name="ce10" office:value-type="string">
            <text:p>intern</text:p>
          </table:table-cell>
          <table:table-cell table:style-name="ce10" office:value-type="string">
            <text:p>intern</text:p>
          </table:table-cell>
          <table:table-cell table:style-name="ce17" office:value-type="string">
            <text:p>intern</text:p>
          </table:table-cell>
          <table:table-cell table:style-name="ce23" office:value-type="string">
            <text:p>extern</text:p>
          </table:table-cell>
          <table:table-cell table:style-name="ce29" office:value-type="string">
            <text:p>extern</text:p>
          </table:table-cell>
          <table:table-cell table:style-name="ce10" office:value-type="string">
            <text:p>extern</text:p>
          </table:table-cell>
          <table:table-cell table:style-name="ce10" office:value-type="string">
            <text:p>extern</text:p>
          </table:table-cell>
          <table:table-cell table:style-name="ce10" office:value-type="string">
            <text:p>extern</text:p>
          </table:table-cell>
          <table:table-cell table:style-name="ce10" office:value-type="string">
            <text:p>extern</text:p>
          </table:table-cell>
          <table:table-cell table:style-name="ce17" office:value-type="string">
            <text:p>extern</text:p>
          </table:table-cell>
          <table:table-cell table:number-columns-repeated="1008"/>
        </table:table-row>
        <table:table-row table:style-name="ro1">
          <table:table-cell office:value-type="string">
            <text:p>Testverfahren</text:p>
          </table:table-cell>
          <table:table-cell table:style-name="ce4" office:value-type="string">
            <text:p>TDD</text:p>
          </table:table-cell>
          <table:table-cell table:style-name="ce10" office:value-type="string">
            <text:p>manuell</text:p>
          </table:table-cell>
          <table:table-cell table:style-name="ce10" office:value-type="string">
            <text:p>manuell</text:p>
          </table:table-cell>
          <table:table-cell table:style-name="ce10" office:value-type="string">
            <text:p>manuell</text:p>
          </table:table-cell>
          <table:table-cell table:style-name="ce10" office:value-type="string">
            <text:p>TDD</text:p>
          </table:table-cell>
          <table:table-cell table:style-name="ce17" office:value-type="string">
            <text:p>manuell</text:p>
          </table:table-cell>
          <table:table-cell table:style-name="ce23"/>
          <table:table-cell table:style-name="ce29" office:value-type="string">
            <text:p>TAD</text:p>
          </table:table-cell>
          <table:table-cell table:style-name="ce10" table:number-columns-repeated="4"/>
          <table:table-cell table:style-name="ce17"/>
          <table:table-cell table:number-columns-repeated="1008"/>
        </table:table-row>
        <table:table-row table:style-name="ro1">
          <table:table-cell office:value-type="string">
            <text:p>LOC</text:p>
          </table:table-cell>
          <table:table-cell table:style-name="ce5" office:value-type="float" office:value="1570">
            <text:p>1570</text:p>
          </table:table-cell>
          <table:table-cell office:value-type="float" office:value="1884">
            <text:p>1884</text:p>
          </table:table-cell>
          <table:table-cell office:value-type="float" office:value="724">
            <text:p>724</text:p>
          </table:table-cell>
          <table:table-cell table:style-name="ce2" office:value-type="float" office:value="214">
            <text:p>214</text:p>
          </table:table-cell>
          <table:table-cell office:value-type="float" office:value="571">
            <text:p>571</text:p>
          </table:table-cell>
          <table:table-cell office:value-type="float" office:value="1933">
            <text:p>1933</text:p>
          </table:table-cell>
          <table:table-cell table:style-name="ce9" office:value-type="float" office:value="1979">
            <text:p>1979</text:p>
          </table:table-cell>
          <table:table-cell table:style-name="ce30" office:value-type="float" office:value="7116">
            <text:p>7116</text:p>
          </table:table-cell>
          <table:table-cell table:style-name="ce2" office:value-type="float" office:value="21201">
            <text:p>21201</text:p>
          </table:table-cell>
          <table:table-cell office:value-type="float" office:value="12995">
            <text:p>12995</text:p>
          </table:table-cell>
          <table:table-cell office:value-type="float" office:value="9407">
            <text:p>9407</text:p>
          </table:table-cell>
          <table:table-cell office:value-type="float" office:value="7466">
            <text:p>7466</text:p>
          </table:table-cell>
          <table:table-cell office:value-type="float" office:value="653">
            <text:p>653</text:p>
          </table:table-cell>
          <table:table-cell table:number-columns-repeated="1008"/>
        </table:table-row>
        <table:table-row table:style-name="ro1">
          <table:table-cell office:value-type="string">
            <text:p>LOT</text:p>
          </table:table-cell>
          <table:table-cell table:style-name="ce5" office:value-type="float" office:value="1750">
            <text:p>1750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865">
            <text:p>865</text:p>
          </table:table-cell>
          <table:table-cell office:value-type="float" office:value="126">
            <text:p>126</text:p>
          </table:table-cell>
          <table:table-cell table:style-name="ce9" office:value-type="float" office:value="1684">
            <text:p>1684</text:p>
          </table:table-cell>
          <table:table-cell table:style-name="ce30" office:value-type="float" office:value="1557">
            <text:p>1557</text:p>
          </table:table-cell>
          <table:table-cell office:value-type="float" office:value="20127">
            <text:p>20127</text:p>
          </table:table-cell>
          <table:table-cell table:style-name="ce2" office:value-type="float" office:value="32570">
            <text:p>32570</text:p>
          </table:table-cell>
          <table:table-cell office:value-type="float" office:value="13590">
            <text:p>13590</text:p>
          </table:table-cell>
          <table:table-cell office:value-type="float" office:value="10072">
            <text:p>10072</text:p>
          </table:table-cell>
          <table:table-cell office:value-type="float" office:value="748">
            <text:p>748</text:p>
          </table:table-cell>
          <table:table-cell table:number-columns-repeated="1008"/>
        </table:table-row>
        <table:table-row table:style-name="ro1">
          <table:table-cell office:value-type="string">
            <text:p>LOT/LOC</text:p>
          </table:table-cell>
          <table:table-cell table:style-name="ce6" table:formula="of:=[.B6]/[.B5]" office:value-type="float" office:value="1.11464968152866">
            <text:p>1.11</text:p>
          </table:table-cell>
          <table:table-cell table:style-name="ce11" table:formula="of:=[.C6]/[.C5]" office:value-type="float" office:value="0.0398089171974522">
            <text:p>0.04</text:p>
          </table:table-cell>
          <table:table-cell table:style-name="ce11" table:formula="of:=[.D6]/[.D5]" office:value-type="float" office:value="0.189226519337017">
            <text:p>0.19</text:p>
          </table:table-cell>
          <table:table-cell table:style-name="ce11" table:formula="of:=[.E6]/[.E5]" office:value-type="float" office:value="0">
            <text:p>0.00</text:p>
          </table:table-cell>
          <table:table-cell table:style-name="ce15" table:formula="of:=[.F6]/[.F5]" office:value-type="float" office:value="1.51488616462347">
            <text:p>1.51</text:p>
          </table:table-cell>
          <table:table-cell table:style-name="ce19" table:formula="of:=[.G6]/[.G5]" office:value-type="float" office:value="0.0651836523538541">
            <text:p>0.07</text:p>
          </table:table-cell>
          <table:table-cell table:style-name="ce24" table:formula="of:=[.H6]/[.H5]" office:value-type="float" office:value="0.850934815563416">
            <text:p>0.85</text:p>
          </table:table-cell>
          <table:table-cell table:style-name="ce31" table:formula="of:=[.I6]/[.I5]" office:value-type="float" office:value="0.218802698145025">
            <text:p>0.22</text:p>
          </table:table-cell>
          <table:table-cell table:style-name="ce11" table:formula="of:=[.J6]/[.J5]" office:value-type="float" office:value="0.949342012169237">
            <text:p>0.95</text:p>
          </table:table-cell>
          <table:table-cell table:style-name="ce35" table:formula="of:=[.K6]/[.K5]" office:value-type="float" office:value="2.5063485956137">
            <text:p>2.51</text:p>
          </table:table-cell>
          <table:table-cell table:style-name="ce14" table:formula="of:=[.L6]/[.L5]" office:value-type="float" office:value="1.4446688636122">
            <text:p>1.44</text:p>
          </table:table-cell>
          <table:table-cell table:style-name="ce14" table:formula="of:=[.M6]/[.M5]" office:value-type="float" office:value="1.34904902223413">
            <text:p>1.35</text:p>
          </table:table-cell>
          <table:table-cell table:style-name="ce36" table:formula="of:=[.N6]/[.N5]" office:value-type="float" office:value="1.14548238897397">
            <text:p>1.15</text:p>
          </table:table-cell>
          <table:table-cell table:formula="of:=MEDIAN([.B7:.N7])" office:value-type="float" office:value="0.949342012169237">
            <text:p>0.9493420122</text:p>
          </table:table-cell>
          <table:table-cell table:number-columns-repeated="1007"/>
        </table:table-row>
        <table:table-row table:style-name="ro1">
          <table:table-cell office:value-type="string">
            <text:p>AVGCmplx</text:p>
          </table:table-cell>
          <table:table-cell table:style-name="ce6" office:value-type="float" office:value="8">
            <text:p>8.00</text:p>
          </table:table-cell>
          <table:table-cell table:style-name="ce12" office:value-type="float" office:value="19.9">
            <text:p>19.90</text:p>
          </table:table-cell>
          <table:table-cell table:style-name="ce11" office:value-type="float" office:value="10.5">
            <text:p>10.50</text:p>
          </table:table-cell>
          <table:table-cell table:style-name="ce11" office:value-type="float" office:value="14.8">
            <text:p>14.80</text:p>
          </table:table-cell>
          <table:table-cell table:style-name="ce12" office:value-type="float" office:value="16.8">
            <text:p>16.80</text:p>
          </table:table-cell>
          <table:table-cell table:style-name="ce19" office:value-type="float" office:value="13.7">
            <text:p>13.70</text:p>
          </table:table-cell>
          <table:table-cell table:style-name="ce24" office:value-type="float" office:value="12.8">
            <text:p>12.80</text:p>
          </table:table-cell>
          <table:table-cell table:style-name="ce32" office:value-type="float" office:value="17.1">
            <text:p>17.10</text:p>
          </table:table-cell>
          <table:table-cell table:style-name="ce12" office:value-type="float" office:value="19.1">
            <text:p>19.10</text:p>
          </table:table-cell>
          <table:table-cell table:style-name="ce11" office:value-type="float" office:value="11.1">
            <text:p>11.10</text:p>
          </table:table-cell>
          <table:table-cell table:style-name="ce14" office:value-type="float" office:value="10.9">
            <text:p>10.90</text:p>
          </table:table-cell>
          <table:table-cell table:style-name="ce14" office:value-type="float" office:value="13.1">
            <text:p>13.10</text:p>
          </table:table-cell>
          <table:table-cell table:style-name="ce36" office:value-type="float" office:value="11">
            <text:p>11.00</text:p>
          </table:table-cell>
          <table:table-cell table:formula="of:=MEDIAN([.B8:.N8])" office:value-type="float" office:value="13.1">
            <text:p>13.1</text:p>
          </table:table-cell>
          <table:table-cell table:number-columns-repeated="1007"/>
        </table:table-row>
        <table:table-row table:style-name="ro1">
          <table:table-cell office:value-type="string">
            <text:p>H5Cmplx</text:p>
          </table:table-cell>
          <table:table-cell table:style-name="ce7" office:value-type="float" office:value="43.8">
            <text:p>43.80</text:p>
          </table:table-cell>
          <table:table-cell table:style-name="ce12" office:value-type="float" office:value="70.6">
            <text:p>70.60</text:p>
          </table:table-cell>
          <table:table-cell table:style-name="ce14" office:value-type="float" office:value="26.9">
            <text:p>26.90</text:p>
          </table:table-cell>
          <table:table-cell table:style-name="ce14" office:value-type="float" office:value="39.7">
            <text:p>39.70</text:p>
          </table:table-cell>
          <table:table-cell table:style-name="ce14" office:value-type="float" office:value="25.1">
            <text:p>25.10</text:p>
          </table:table-cell>
          <table:table-cell table:style-name="ce20" office:value-type="float" office:value="113.2">
            <text:p>113.20</text:p>
          </table:table-cell>
          <table:table-cell table:style-name="ce25" office:value-type="float" office:value="32.2">
            <text:p>32.20</text:p>
          </table:table-cell>
          <table:table-cell table:style-name="ce32" office:value-type="float" office:value="181.8">
            <text:p>181.80</text:p>
          </table:table-cell>
          <table:table-cell table:style-name="ce12" office:value-type="float" office:value="84.4">
            <text:p>84.40</text:p>
          </table:table-cell>
          <table:table-cell table:style-name="ce12" office:value-type="float" office:value="64">
            <text:p>64.00</text:p>
          </table:table-cell>
          <table:table-cell table:style-name="ce11" office:value-type="float" office:value="47.9">
            <text:p>47.90</text:p>
          </table:table-cell>
          <table:table-cell table:style-name="ce12" office:value-type="float" office:value="54">
            <text:p>54.00</text:p>
          </table:table-cell>
          <table:table-cell table:style-name="ce37" office:value-type="float" office:value="34.6">
            <text:p>34.60</text:p>
          </table:table-cell>
          <table:table-cell table:formula="of:=MEDIAN([.B9:.N9])" office:value-type="float" office:value="47.9">
            <text:p>47.9</text:p>
          </table:table-cell>
          <table:table-cell table:number-columns-repeated="1007"/>
        </table:table-row>
        <table:table-row table:style-name="ro1">
          <table:table-cell office:value-type="string">
            <text:p>DesignSm</text:p>
          </table:table-cell>
          <table:table-cell table:style-name="ce8" office:value-type="float" office:value="11">
            <text:p>11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8">
            <text:p>8</text:p>
          </table:table-cell>
          <table:table-cell table:style-name="ce21" office:value-type="float" office:value="25">
            <text:p>25</text:p>
          </table:table-cell>
          <table:table-cell table:style-name="ce26" office:value-type="float" office:value="37">
            <text:p>37</text:p>
          </table:table-cell>
          <table:table-cell table:style-name="ce33" office:value-type="float" office:value="250">
            <text:p>250</text:p>
          </table:table-cell>
          <table:table-cell table:style-name="ce13" office:value-type="float" office:value="651">
            <text:p>651</text:p>
          </table:table-cell>
          <table:table-cell table:style-name="ce13" office:value-type="float" office:value="370">
            <text:p>370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99">
            <text:p>99</text:p>
          </table:table-cell>
          <table:table-cell table:style-name="ce21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DesignSm/KLOC</text:p>
          </table:table-cell>
          <table:table-cell table:style-name="ce6" office:value-type="float" office:value="7">
            <text:p>7.00</text:p>
          </table:table-cell>
          <table:table-cell table:style-name="ce12" office:value-type="float" office:value="36.6">
            <text:p>36.60</text:p>
          </table:table-cell>
          <table:table-cell table:style-name="ce14" office:value-type="float" office:value="15.2">
            <text:p>15.20</text:p>
          </table:table-cell>
          <table:table-cell table:style-name="ce12" office:value-type="float" office:value="51.4">
            <text:p>51.40</text:p>
          </table:table-cell>
          <table:table-cell table:style-name="ce14" office:value-type="float" office:value="14">
            <text:p>14.00</text:p>
          </table:table-cell>
          <table:table-cell table:style-name="ce19" office:value-type="float" office:value="12.9">
            <text:p>12.90</text:p>
          </table:table-cell>
          <table:table-cell table:style-name="ce24" office:value-type="float" office:value="18.7">
            <text:p>18.70</text:p>
          </table:table-cell>
          <table:table-cell table:style-name="ce32" office:value-type="float" office:value="35.1">
            <text:p>35.10</text:p>
          </table:table-cell>
          <table:table-cell table:style-name="ce12" office:value-type="float" office:value="30.7">
            <text:p>30.70</text:p>
          </table:table-cell>
          <table:table-cell table:style-name="ce12" office:value-type="float" office:value="28.5">
            <text:p>28.50</text:p>
          </table:table-cell>
          <table:table-cell table:style-name="ce11" office:value-type="float" office:value="17.6">
            <text:p>17.60</text:p>
          </table:table-cell>
          <table:table-cell table:style-name="ce11" office:value-type="float" office:value="13.3">
            <text:p>13.30</text:p>
          </table:table-cell>
          <table:table-cell table:style-name="ce36" office:value-type="float" office:value="3.1">
            <text:p>3.10</text:p>
          </table:table-cell>
          <table:table-cell table:formula="of:=MEDIAN([.B11:.N11])" office:value-type="float" office:value="17.6">
            <text:p>17.6</text:p>
          </table:table-cell>
          <table:table-cell table:number-columns-repeated="1007"/>
        </table:table-row>
        <table:table-row table:style-name="ro1">
          <table:table-cell office:value-type="string">
            <text:p>CodeSm</text:p>
          </table:table-cell>
          <table:table-cell table:style-name="ce8" office:value-type="float" office:value="53">
            <text:p>53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8">
            <text:p>28</text:p>
          </table:table-cell>
          <table:table-cell table:style-name="ce21" office:value-type="float" office:value="113">
            <text:p>113</text:p>
          </table:table-cell>
          <table:table-cell table:style-name="ce26" office:value-type="float" office:value="129">
            <text:p>129</text:p>
          </table:table-cell>
          <table:table-cell table:style-name="ce33" office:value-type="float" office:value="386">
            <text:p>386</text:p>
          </table:table-cell>
          <table:table-cell table:style-name="ce13" office:value-type="float" office:value="1535">
            <text:p>1535</text:p>
          </table:table-cell>
          <table:table-cell table:style-name="ce13" office:value-type="float" office:value="982">
            <text:p>982</text:p>
          </table:table-cell>
          <table:table-cell table:style-name="ce13" office:value-type="float" office:value="291">
            <text:p>291</text:p>
          </table:table-cell>
          <table:table-cell table:style-name="ce13" office:value-type="float" office:value="324">
            <text:p>324</text:p>
          </table:table-cell>
          <table:table-cell table:style-name="ce21" office:value-type="float" office:value="42">
            <text:p>42</text:p>
          </table:table-cell>
          <table:table-cell table:number-columns-repeated="1008"/>
        </table:table-row>
        <table:table-row table:style-name="ro1">
          <table:table-cell office:value-type="string">
            <text:p>CodeSm/KLOC</text:p>
          </table:table-cell>
          <table:table-cell table:style-name="ce6" office:value-type="float" office:value="33.8">
            <text:p>33.80</text:p>
          </table:table-cell>
          <table:table-cell table:style-name="ce12" office:value-type="float" office:value="80.7">
            <text:p>80.70</text:p>
          </table:table-cell>
          <table:table-cell table:style-name="ce12" office:value-type="float" office:value="71.8">
            <text:p>71.80</text:p>
          </table:table-cell>
          <table:table-cell table:style-name="ce11" office:value-type="float" office:value="60.7">
            <text:p>60.70</text:p>
          </table:table-cell>
          <table:table-cell table:style-name="ce14" office:value-type="float" office:value="49">
            <text:p>49.00</text:p>
          </table:table-cell>
          <table:table-cell table:style-name="ce19" office:value-type="float" office:value="58.5">
            <text:p>58.50</text:p>
          </table:table-cell>
          <table:table-cell table:style-name="ce24" office:value-type="float" office:value="65.2">
            <text:p>65.20</text:p>
          </table:table-cell>
          <table:table-cell table:style-name="ce34" office:value-type="float" office:value="54.2">
            <text:p>54.20</text:p>
          </table:table-cell>
          <table:table-cell table:style-name="ce12" office:value-type="float" office:value="72.4">
            <text:p>72.40</text:p>
          </table:table-cell>
          <table:table-cell table:style-name="ce11" office:value-type="float" office:value="75.6">
            <text:p>75.60</text:p>
          </table:table-cell>
          <table:table-cell table:style-name="ce14" office:value-type="float" office:value="30.9">
            <text:p>30.90</text:p>
          </table:table-cell>
          <table:table-cell table:style-name="ce11" office:value-type="float" office:value="43.4">
            <text:p>43.40</text:p>
          </table:table-cell>
          <table:table-cell table:style-name="ce19" office:value-type="float" office:value="64.3">
            <text:p>64.30</text:p>
          </table:table-cell>
          <table:table-cell table:formula="of:=MEDIAN([.B13:.N13])" office:value-type="float" office:value="60.7">
            <text:p>60.7</text:p>
          </table:table-cell>
          <table:table-cell table:number-columns-repeated="1007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2" table:number-columns-repeated="8" table:default-cell-style-name="Default"/>
        <table:table-row table:style-name="ro1">
          <table:table-cell>
            <draw:frame table:end-cell-address="Sheet2.G24" table:end-x="1.626cm" table:end-y="0.006cm" draw:z-index="0" draw:style-name="gr1" svg:width="15.173cm" svg:height="10.351cm" svg:x="0.001cm" svg:y="0.001cm">
              <draw:object draw:notify-on-update-of-ranges="Sheet1.B1:Sheet1.N1 Sheet1.A5:Sheet1.A5 Sheet1.B5:Sheet1.N5 Sheet1.A6:Sheet1.A6 Sheet1.B6:Sheet1.N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2.N24" table:end-x="1.24cm" table:end-y="0.292cm" draw:z-index="2" draw:style-name="gr1" svg:width="14.787cm" svg:height="10.637cm" svg:x="0.002cm" svg:y="0.001cm">
              <draw:object draw:notify-on-update-of-ranges="Sheet1.B1:Sheet1.N1 Sheet1.A8:Sheet1.A8 Sheet1.B8:Sheet1.N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3">
          <table:table-cell table:number-columns-repeated="8"/>
        </table:table-row>
        <table:table-row table:style-name="ro1">
          <table:table-cell>
            <draw:frame table:end-cell-address="Sheet2.G46" table:end-x="1.543cm" table:end-y="0.423cm" draw:z-index="1" draw:style-name="gr1" svg:width="15.09cm" svg:height="9.869cm" svg:x="0.001cm" svg:y="0.002cm">
              <draw:object draw:notify-on-update-of-ranges="Sheet1.B1:Sheet1.N1 Sheet1.A7:Sheet1.A7 Sheet1.B7:Sheet1.N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Sheet2.N46" table:end-x="1.68cm" table:end-y="0.397cm" draw:z-index="3" draw:style-name="gr1" svg:width="15.227cm" svg:height="9.843cm" svg:x="0.002cm" svg:y="0.002cm">
              <draw:object draw:notify-on-update-of-ranges="Sheet1.B1:Sheet1.O1 Sheet1.A11:Sheet1.A11 Sheet1.B11:Sheet1.O11 Sheet1.A13:Sheet1.A13 Sheet1.B13:Sheet1.O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>
            <draw:frame table:end-cell-address="Sheet3.M42" table:end-x="1.708cm" table:end-y="0.106cm" draw:z-index="0" draw:style-name="gr1" svg:width="28.804cm" svg:height="18.549cm" svg:x="0.001cm" svg:y="0.001cm">
              <draw:object draw:notify-on-update-of-ranges="Sheet1.B1:Sheet1.O1 Sheet1.A11:Sheet1.A11 Sheet1.B11:Sheet1.O11 Sheet1.A13:Sheet1.A13 Sheet1.B13:Sheet1.O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Sheet4" table:style-name="ta1" table:print="false">
        <table:table-column table:style-name="co12" table:default-cell-style-name="Default"/>
        <table:table-row table:style-name="ro1">
          <table:table-cell>
            <draw:frame table:end-cell-address="Sheet4.N43" table:end-x="1.377cm" table:end-y="0.053cm" draw:z-index="0" draw:style-name="gr1" svg:width="30.732cm" svg:height="18.946cm" svg:x="0cm" svg:y="0.001cm">
              <draw:object draw:notify-on-update-of-ranges="Sheet1.B1:Sheet1.N1 Sheet1.A7:Sheet1.A7 Sheet1.B7:Sheet1.N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Sheet5" table:style-name="ta1" table:print="false">
        <table:table-column table:style-name="co12" table:default-cell-style-name="Default"/>
        <table:table-row table:style-name="ro1">
          <table:table-cell>
            <draw:frame table:end-cell-address="Sheet5.N43" table:end-x="0.909cm" table:end-y="0.159cm" draw:z-index="0" draw:style-name="gr1" svg:width="30.263cm" svg:height="19.052cm" svg:x="0.001cm" svg:y="0.001cm">
              <draw:object draw:notify-on-update-of-ranges="Sheet1.B1:Sheet1.N1 Sheet1.A8:Sheet1.A8 Sheet1.B8:Sheet1.N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  <table:database-ranges>
        <table:database-range table:target-range-address="Sheet1.A1:Sheet1.N13" table:orientation="column">
          <table:sort>
            <table:sort-by table:field-number="2" table:order="descending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/09/2011</text:date>, <text:time>19:1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3T19:13:16</dc:date>
    <dc:creator>Stefan Wienert</dc:creator>
    <meta:generator>OpenOffice.org/3.2$Linux OpenOffice.org_project/320m19$Build-9505</meta:generator>
    <meta:editing-duration>PT02H51M56S</meta:editing-duration>
    <meta:editing-cycles>6</meta:editing-cycles>
    <meta:document-statistic meta:table-count="5" meta:cell-count="18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33000" chart:interval-major="3000" chart:reverse-direction="false" text:line-break="false" chart:axis-position="7" chart:axis-label-position="outside-minimum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74cm" svg:height="10.352cm" xlink:href=".." chart:class="chart:bar" chart:style-name="ch1">
        <chart:legend chart:legend-position="end" svg:x="13.612cm" svg:y="4.707cm" chart:style-name="ch2"/>
        <chart:plot-area chart:style-name="ch3" table:cell-range-address="Sheet1.B1:Sheet1.N1 Sheet1.A5:Sheet1.N6" chart:data-source-has-labels="both" svg:x="0.303cm" svg:y="0.207cm" svg:width="13.007cm" svg:height="9.731cm">
          <chart:axis chart:dimension="x" chart:name="primary-x" chart:style-name="ch4">
            <chart:categories table:cell-range-address="Sheet1.B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N5" chart:label-cell-address="Sheet1.A5:Sheet1.A5" chart:class="chart:bar">
            <chart:data-point chart:repeated="8"/>
            <chart:data-point chart:style-name="ch8"/>
            <chart:data-point chart:repeated="4"/>
          </chart:series>
          <chart:series chart:style-name="ch9" chart:values-cell-range-address="Sheet1.B6:Sheet1.N6" chart:label-cell-address="Sheet1.A6:Sheet1.A6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N1">itjobs</text:p>
              </table:table-cell>
              <table:table-cell office:value-type="string">
                <text:p>backlinks</text:p>
              </table:table-cell>
              <table:table-cell office:value-type="string">
                <text:p>feedmerger</text:p>
              </table:table-cell>
              <table:table-cell office:value-type="string">
                <text:p>SiteAnalyzer</text:p>
              </table:table-cell>
              <table:table-cell office:value-type="string">
                <text:p>feedimport</text:p>
              </table:table-cell>
              <table:table-cell office:value-type="string">
                <text:p>pludonidb</text:p>
              </table:table-cell>
              <table:table-cell office:value-type="string">
                <text:p>bucketwise</text:p>
              </table:table-cell>
              <table:table-cell office:value-type="string">
                <text:p>lpp</text:p>
              </table:table-cell>
              <table:table-cell office:value-type="string">
                <text:p>chiliproject</text:p>
              </table:table-cell>
              <table:table-cell office:value-type="string">
                <text:p>actionpack</text:p>
              </table:table-cell>
              <table:table-cell office:value-type="string">
                <text:p>activesupport</text:p>
              </table:table-cell>
              <table:table-cell office:value-type="string">
                <text:p>diaspora</text:p>
              </table:table-cell>
              <table:table-cell office:value-type="string">
                <text:p>railscasts</text:p>
              </table:table-cell>
            </table:table-row>
          </table:table-header-rows>
          <table:table-rows>
            <table:table-row>
              <table:table-cell office:value-type="string">
                <text:p text:id="Sheet1.A5:Sheet1.A5">LOC</text:p>
              </table:table-cell>
              <table:table-cell office:value-type="float" office:value="1570">
                <text:p text:id="Sheet1.B5:Sheet1.N5">1570</text:p>
              </table:table-cell>
              <table:table-cell office:value-type="float" office:value="1884">
                <text:p>1884</text:p>
              </table:table-cell>
              <table:table-cell office:value-type="float" office:value="724">
                <text:p>724</text:p>
              </table:table-cell>
              <table:table-cell office:value-type="float" office:value="214">
                <text:p>214</text:p>
              </table:table-cell>
              <table:table-cell office:value-type="float" office:value="571">
                <text:p>571</text:p>
              </table:table-cell>
              <table:table-cell office:value-type="float" office:value="1933">
                <text:p>1933</text:p>
              </table:table-cell>
              <table:table-cell office:value-type="float" office:value="1979">
                <text:p>1979</text:p>
              </table:table-cell>
              <table:table-cell office:value-type="float" office:value="7116">
                <text:p>7116</text:p>
              </table:table-cell>
              <table:table-cell office:value-type="float" office:value="21201">
                <text:p>21201</text:p>
              </table:table-cell>
              <table:table-cell office:value-type="float" office:value="12995">
                <text:p>12995</text:p>
              </table:table-cell>
              <table:table-cell office:value-type="float" office:value="9407">
                <text:p>9407</text:p>
              </table:table-cell>
              <table:table-cell office:value-type="float" office:value="7466">
                <text:p>746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 text:id="Sheet1.A6:Sheet1.A6">LOT</text:p>
              </table:table-cell>
              <table:table-cell office:value-type="float" office:value="1750">
                <text:p text:id="Sheet1.B6:Sheet1.N6">1750</text:p>
              </table:table-cell>
              <table:table-cell office:value-type="float" office:value="75">
                <text:p>75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865">
                <text:p>865</text:p>
              </table:table-cell>
              <table:table-cell office:value-type="float" office:value="126">
                <text:p>126</text:p>
              </table:table-cell>
              <table:table-cell office:value-type="float" office:value="1684">
                <text:p>1684</text:p>
              </table:table-cell>
              <table:table-cell office:value-type="float" office:value="1557">
                <text:p>1557</text:p>
              </table:table-cell>
              <table:table-cell office:value-type="float" office:value="20127">
                <text:p>20127</text:p>
              </table:table-cell>
              <table:table-cell office:value-type="float" office:value="32570">
                <text:p>32570</text:p>
              </table:table-cell>
              <table:table-cell office:value-type="float" office:value="13590">
                <text:p>13590</text:p>
              </table:table-cell>
              <table:table-cell office:value-type="float" office:value="10072">
                <text:p>10072</text:p>
              </table:table-cell>
              <table:table-cell office:value-type="float" office:value="748">
                <text:p>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7" chart:axis-label-position="outside-minimum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91cm" svg:height="9.87cm" xlink:href=".." chart:class="chart:bar" chart:style-name="ch1">
        <chart:legend chart:legend-position="end" svg:x="12.87cm" svg:y="4.653cm" chart:style-name="ch2"/>
        <chart:plot-area chart:style-name="ch3" table:cell-range-address="Sheet1.B1:Sheet1.N1 Sheet1.A7:Sheet1.N7" chart:data-source-has-labels="both" svg:x="0.301cm" svg:y="0.197cm" svg:width="12.269cm" svg:height="9.279cm">
          <chart:axis chart:dimension="x" chart:name="primary-x" chart:style-name="ch4">
            <chart:categories table:cell-range-address="Sheet1.B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N7" chart:label-cell-address="Sheet1.A7:Sheet1.A7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N1">itjobs</text:p>
              </table:table-cell>
              <table:table-cell office:value-type="string">
                <text:p>backlinks</text:p>
              </table:table-cell>
              <table:table-cell office:value-type="string">
                <text:p>feedmerger</text:p>
              </table:table-cell>
              <table:table-cell office:value-type="string">
                <text:p>SiteAnalyzer</text:p>
              </table:table-cell>
              <table:table-cell office:value-type="string">
                <text:p>feedimport</text:p>
              </table:table-cell>
              <table:table-cell office:value-type="string">
                <text:p>pludonidb</text:p>
              </table:table-cell>
              <table:table-cell office:value-type="string">
                <text:p>bucketwise</text:p>
              </table:table-cell>
              <table:table-cell office:value-type="string">
                <text:p>lpp</text:p>
              </table:table-cell>
              <table:table-cell office:value-type="string">
                <text:p>chiliproject</text:p>
              </table:table-cell>
              <table:table-cell office:value-type="string">
                <text:p>actionpack</text:p>
              </table:table-cell>
              <table:table-cell office:value-type="string">
                <text:p>activesupport</text:p>
              </table:table-cell>
              <table:table-cell office:value-type="string">
                <text:p>diaspora</text:p>
              </table:table-cell>
              <table:table-cell office:value-type="string">
                <text:p>railscasts</text:p>
              </table:table-cell>
            </table:table-row>
          </table:table-header-rows>
          <table:table-rows>
            <table:table-row>
              <table:table-cell office:value-type="string">
                <text:p text:id="Sheet1.A7:Sheet1.A7">LOT/LOC</text:p>
              </table:table-cell>
              <table:table-cell office:value-type="float" office:value="1.11464968152866">
                <text:p text:id="Sheet1.B7:Sheet1.N7">1.11464968152866</text:p>
              </table:table-cell>
              <table:table-cell office:value-type="float" office:value="0.0398089171974522">
                <text:p>0.0398089171974522</text:p>
              </table:table-cell>
              <table:table-cell office:value-type="float" office:value="0.189226519337017">
                <text:p>0.189226519337017</text:p>
              </table:table-cell>
              <table:table-cell office:value-type="float" office:value="0">
                <text:p>0</text:p>
              </table:table-cell>
              <table:table-cell office:value-type="float" office:value="1.51488616462347">
                <text:p>1.51488616462347</text:p>
              </table:table-cell>
              <table:table-cell office:value-type="float" office:value="0.0651836523538541">
                <text:p>0.0651836523538541</text:p>
              </table:table-cell>
              <table:table-cell office:value-type="float" office:value="0.850934815563416">
                <text:p>0.850934815563416</text:p>
              </table:table-cell>
              <table:table-cell office:value-type="float" office:value="0.218802698145025">
                <text:p>0.218802698145025</text:p>
              </table:table-cell>
              <table:table-cell office:value-type="float" office:value="0.949342012169237">
                <text:p>0.949342012169237</text:p>
              </table:table-cell>
              <table:table-cell office:value-type="float" office:value="2.5063485956137">
                <text:p>2.5063485956137</text:p>
              </table:table-cell>
              <table:table-cell office:value-type="float" office:value="1.4446688636122">
                <text:p>1.4446688636122</text:p>
              </table:table-cell>
              <table:table-cell office:value-type="float" office:value="1.34904902223413">
                <text:p>1.34904902223413</text:p>
              </table:table-cell>
              <table:table-cell office:value-type="float" office:value="1.14548238897397">
                <text:p>1.145482388973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7" chart:axis-label-position="outside-minimum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88cm" svg:height="10.638cm" xlink:href=".." chart:class="chart:bar" chart:style-name="ch1">
        <chart:legend chart:legend-position="end" svg:x="12.414cm" svg:y="5.037cm" chart:style-name="ch2"/>
        <chart:plot-area chart:style-name="ch3" table:cell-range-address="Sheet1.B1:Sheet1.N1 Sheet1.A8:Sheet1.N8" chart:data-source-has-labels="both" svg:x="0.295cm" svg:y="0.212cm" svg:width="11.825cm" svg:height="10.002cm">
          <chart:axis chart:dimension="x" chart:name="primary-x" chart:style-name="ch4">
            <chart:categories table:cell-range-address="Sheet1.B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N8" chart:label-cell-address="Sheet1.A8:Sheet1.A8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N1">itjobs</text:p>
              </table:table-cell>
              <table:table-cell office:value-type="string">
                <text:p>backlinks</text:p>
              </table:table-cell>
              <table:table-cell office:value-type="string">
                <text:p>feedmerger</text:p>
              </table:table-cell>
              <table:table-cell office:value-type="string">
                <text:p>SiteAnalyzer</text:p>
              </table:table-cell>
              <table:table-cell office:value-type="string">
                <text:p>feedimport</text:p>
              </table:table-cell>
              <table:table-cell office:value-type="string">
                <text:p>pludonidb</text:p>
              </table:table-cell>
              <table:table-cell office:value-type="string">
                <text:p>bucketwise</text:p>
              </table:table-cell>
              <table:table-cell office:value-type="string">
                <text:p>lpp</text:p>
              </table:table-cell>
              <table:table-cell office:value-type="string">
                <text:p>chiliproject</text:p>
              </table:table-cell>
              <table:table-cell office:value-type="string">
                <text:p>actionpack</text:p>
              </table:table-cell>
              <table:table-cell office:value-type="string">
                <text:p>activesupport</text:p>
              </table:table-cell>
              <table:table-cell office:value-type="string">
                <text:p>diaspora</text:p>
              </table:table-cell>
              <table:table-cell office:value-type="string">
                <text:p>railscasts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8">AVGCmplx</text:p>
              </table:table-cell>
              <table:table-cell office:value-type="float" office:value="8">
                <text:p text:id="Sheet1.B8:Sheet1.N8">8</text:p>
              </table:table-cell>
              <table:table-cell office:value-type="float" office:value="19.9">
                <text:p>19.9</text:p>
              </table:table-cell>
              <table:table-cell office:value-type="float" office:value="10.5">
                <text:p>10.5</text:p>
              </table:table-cell>
              <table:table-cell office:value-type="float" office:value="14.8">
                <text:p>14.8</text:p>
              </table:table-cell>
              <table:table-cell office:value-type="float" office:value="16.8">
                <text:p>16.8</text:p>
              </table:table-cell>
              <table:table-cell office:value-type="float" office:value="13.7">
                <text:p>13.7</text:p>
              </table:table-cell>
              <table:table-cell office:value-type="float" office:value="12.8">
                <text:p>12.8</text:p>
              </table:table-cell>
              <table:table-cell office:value-type="float" office:value="17.1">
                <text:p>17.1</text:p>
              </table:table-cell>
              <table:table-cell office:value-type="float" office:value="19.1">
                <text:p>19.1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3.1">
                <text:p>13.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7" chart:axis-label-position="outside-minimum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fill-color="#004586"/>
      <style:text-properties fo:font-size="6pt" style:font-size-asian="6pt" style:font-size-complex="6pt"/>
    </style:style>
    <style:style style:name="ch8" style:family="chart" style:data-style-name="N2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28cm" svg:height="9.844cm" xlink:href=".." chart:class="chart:bar" chart:style-name="ch1">
        <chart:legend chart:legend-position="end" svg:x="12.078cm" svg:y="4.453cm" chart:style-name="ch2"/>
        <chart:plot-area chart:style-name="ch3" table:cell-range-address="Sheet1.B1:Sheet1.O1 Sheet1.A11:Sheet1.O11 Sheet1.A13:Sheet1.O13" chart:data-source-has-labels="both" svg:x="0.304cm" svg:y="0.196cm" svg:width="11.471cm" svg:height="9.256cm">
          <chart:axis chart:dimension="x" chart:name="primary-x" chart:style-name="ch4">
            <chart:categories table:cell-range-address="Sheet1.B1:Sheet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O11" chart:label-cell-address="Sheet1.A11:Sheet1.A11" chart:class="chart:bar">
            <chart:data-point chart:repeated="14"/>
          </chart:series>
          <chart:series chart:style-name="ch8" chart:values-cell-range-address="Sheet1.B13:Sheet1.O13" chart:label-cell-address="Sheet1.A13:Sheet1.A13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O1">itjobs</text:p>
              </table:table-cell>
              <table:table-cell office:value-type="string">
                <text:p>backlinks</text:p>
              </table:table-cell>
              <table:table-cell office:value-type="string">
                <text:p>feedmerger</text:p>
              </table:table-cell>
              <table:table-cell office:value-type="string">
                <text:p>SiteAnalyzer</text:p>
              </table:table-cell>
              <table:table-cell office:value-type="string">
                <text:p>feedimport</text:p>
              </table:table-cell>
              <table:table-cell office:value-type="string">
                <text:p>pludonidb</text:p>
              </table:table-cell>
              <table:table-cell office:value-type="string">
                <text:p>bucketwise</text:p>
              </table:table-cell>
              <table:table-cell office:value-type="string">
                <text:p>lpp</text:p>
              </table:table-cell>
              <table:table-cell office:value-type="string">
                <text:p>chiliproject</text:p>
              </table:table-cell>
              <table:table-cell office:value-type="string">
                <text:p>actionpack</text:p>
              </table:table-cell>
              <table:table-cell office:value-type="string">
                <text:p>activesupport</text:p>
              </table:table-cell>
              <table:table-cell office:value-type="string">
                <text:p>diaspora</text:p>
              </table:table-cell>
              <table:table-cell office:value-type="string">
                <text:p>railscasts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 text:id="Sheet1.A11:Sheet1.A11">DesignSm/KLOC</text:p>
              </table:table-cell>
              <table:table-cell office:value-type="float" office:value="7">
                <text:p text:id="Sheet1.B11:Sheet1.O11">7</text:p>
              </table:table-cell>
              <table:table-cell office:value-type="float" office:value="36.6">
                <text:p>36.6</text:p>
              </table:table-cell>
              <table:table-cell office:value-type="float" office:value="15.2">
                <text:p>15.2</text:p>
              </table:table-cell>
              <table:table-cell office:value-type="float" office:value="51.4">
                <text:p>51.4</text:p>
              </table:table-cell>
              <table:table-cell office:value-type="float" office:value="14">
                <text:p>14</text:p>
              </table:table-cell>
              <table:table-cell office:value-type="float" office:value="12.9">
                <text:p>12.9</text:p>
              </table:table-cell>
              <table:table-cell office:value-type="float" office:value="18.7">
                <text:p>18.7</text:p>
              </table:table-cell>
              <table:table-cell office:value-type="float" office:value="35.1">
                <text:p>35.1</text:p>
              </table:table-cell>
              <table:table-cell office:value-type="float" office:value="30.7">
                <text:p>30.7</text:p>
              </table:table-cell>
              <table:table-cell office:value-type="float" office:value="28.5">
                <text:p>28.5</text:p>
              </table:table-cell>
              <table:table-cell office:value-type="float" office:value="17.6">
                <text:p>17.6</text:p>
              </table:table-cell>
              <table:table-cell office:value-type="float" office:value="13.3">
                <text:p>13.3</text:p>
              </table:table-cell>
              <table:table-cell office:value-type="float" office:value="3.1">
                <text:p>3.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 text:id="Sheet1.A13:Sheet1.A13">CodeSm/KLOC</text:p>
              </table:table-cell>
              <table:table-cell office:value-type="float" office:value="33.8">
                <text:p text:id="Sheet1.B13:Sheet1.O13">33.8</text:p>
              </table:table-cell>
              <table:table-cell office:value-type="float" office:value="80.7">
                <text:p>80.7</text:p>
              </table:table-cell>
              <table:table-cell office:value-type="float" office:value="71.8">
                <text:p>71.8</text:p>
              </table:table-cell>
              <table:table-cell office:value-type="float" office:value="60.7">
                <text:p>60.7</text:p>
              </table:table-cell>
              <table:table-cell office:value-type="float" office:value="49">
                <text:p>49</text:p>
              </table:table-cell>
              <table:table-cell office:value-type="float" office:value="58.5">
                <text:p>58.5</text:p>
              </table:table-cell>
              <table:table-cell office:value-type="float" office:value="65.2">
                <text:p>65.2</text:p>
              </table:table-cell>
              <table:table-cell office:value-type="float" office:value="54.2">
                <text:p>54.2</text:p>
              </table:table-cell>
              <table:table-cell office:value-type="float" office:value="72.4">
                <text:p>72.4</text:p>
              </table:table-cell>
              <table:table-cell office:value-type="float" office:value="75.6">
                <text:p>75.6</text:p>
              </table:table-cell>
              <table:table-cell office:value-type="float" office:value="30.9">
                <text:p>30.9</text:p>
              </table:table-cell>
              <table:table-cell office:value-type="float" office:value="43.4">
                <text:p>43.4</text:p>
              </table:table-cell>
              <table:table-cell office:value-type="float" office:value="64.3">
                <text:p>64.3</text:p>
              </table:table-cell>
              <table:table-cell office:value-type="float" office:value="60.7">
                <text:p>60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Bonum" style:font-style-name="Regular" fo:font-size="10pt" style:font-size-asian="8pt" style:font-size-complex="8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TeXGyreBonum" style:font-style-name="Regular" fo:font-size="11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7" chart:axis-label-position="outside-minimum"/>
      <style:graphic-properties svg:stroke-color="#b3b3b3"/>
      <style:text-properties fo:font-family="TeXGyreBonum" style:font-style-name="Regular" fo:font-size="9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fill-color="#004586"/>
      <style:text-properties fo:font-size="6pt" style:font-size-asian="6pt" style:font-size-complex="6pt"/>
    </style:style>
    <style:style style:name="ch8" style:family="chart" style:data-style-name="N2">
      <style:graphic-properties draw:fill-color="#ff420e" draw:fill-gradient-name="Gradient_20_1" draw:gradient-step-count="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05cm" svg:height="18.55cm" xlink:href=".." chart:class="chart:bar" chart:style-name="ch1">
        <chart:legend chart:legend-position="end" svg:x="24.834cm" svg:y="7.26cm" chart:style-name="ch2"/>
        <chart:plot-area chart:style-name="ch3" table:cell-range-address="Sheet1.B1:Sheet1.O1 Sheet1.A11:Sheet1.O11 Sheet1.A13:Sheet1.O13" chart:data-source-has-labels="both" svg:x="0.575cm" svg:y="0.371cm" svg:width="24.541cm" svg:height="17.436cm">
          <chart:axis chart:dimension="x" chart:name="primary-x" chart:style-name="ch4">
            <chart:categories table:cell-range-address="Sheet1.B1:Sheet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O11" chart:label-cell-address="Sheet1.A11:Sheet1.A11" chart:class="chart:bar">
            <chart:data-point chart:repeated="14"/>
          </chart:series>
          <chart:series chart:style-name="ch8" chart:values-cell-range-address="Sheet1.B13:Sheet1.O13" chart:label-cell-address="Sheet1.A13:Sheet1.A13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O1">itjobs</text:p>
              </table:table-cell>
              <table:table-cell office:value-type="string">
                <text:p>backlinks</text:p>
              </table:table-cell>
              <table:table-cell office:value-type="string">
                <text:p>feedmerger</text:p>
              </table:table-cell>
              <table:table-cell office:value-type="string">
                <text:p>SiteAnalyzer</text:p>
              </table:table-cell>
              <table:table-cell office:value-type="string">
                <text:p>feedimport</text:p>
              </table:table-cell>
              <table:table-cell office:value-type="string">
                <text:p>pludonidb</text:p>
              </table:table-cell>
              <table:table-cell office:value-type="string">
                <text:p>bucketwise</text:p>
              </table:table-cell>
              <table:table-cell office:value-type="string">
                <text:p>lpp</text:p>
              </table:table-cell>
              <table:table-cell office:value-type="string">
                <text:p>chiliproject</text:p>
              </table:table-cell>
              <table:table-cell office:value-type="string">
                <text:p>actionpack</text:p>
              </table:table-cell>
              <table:table-cell office:value-type="string">
                <text:p>activesupport</text:p>
              </table:table-cell>
              <table:table-cell office:value-type="string">
                <text:p>diaspora</text:p>
              </table:table-cell>
              <table:table-cell office:value-type="string">
                <text:p>railscasts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 text:id="Sheet1.A11:Sheet1.A11">DesignSm/KLOC</text:p>
              </table:table-cell>
              <table:table-cell office:value-type="float" office:value="7">
                <text:p text:id="Sheet1.B11:Sheet1.O11">7</text:p>
              </table:table-cell>
              <table:table-cell office:value-type="float" office:value="36.6">
                <text:p>36.6</text:p>
              </table:table-cell>
              <table:table-cell office:value-type="float" office:value="15.2">
                <text:p>15.2</text:p>
              </table:table-cell>
              <table:table-cell office:value-type="float" office:value="51.4">
                <text:p>51.4</text:p>
              </table:table-cell>
              <table:table-cell office:value-type="float" office:value="14">
                <text:p>14</text:p>
              </table:table-cell>
              <table:table-cell office:value-type="float" office:value="12.9">
                <text:p>12.9</text:p>
              </table:table-cell>
              <table:table-cell office:value-type="float" office:value="18.7">
                <text:p>18.7</text:p>
              </table:table-cell>
              <table:table-cell office:value-type="float" office:value="35.1">
                <text:p>35.1</text:p>
              </table:table-cell>
              <table:table-cell office:value-type="float" office:value="30.7">
                <text:p>30.7</text:p>
              </table:table-cell>
              <table:table-cell office:value-type="float" office:value="28.5">
                <text:p>28.5</text:p>
              </table:table-cell>
              <table:table-cell office:value-type="float" office:value="17.6">
                <text:p>17.6</text:p>
              </table:table-cell>
              <table:table-cell office:value-type="float" office:value="13.3">
                <text:p>13.3</text:p>
              </table:table-cell>
              <table:table-cell office:value-type="float" office:value="3.1">
                <text:p>3.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 text:id="Sheet1.A13:Sheet1.A13">CodeSm/KLOC</text:p>
              </table:table-cell>
              <table:table-cell office:value-type="float" office:value="33.8">
                <text:p text:id="Sheet1.B13:Sheet1.O13">33.8</text:p>
              </table:table-cell>
              <table:table-cell office:value-type="float" office:value="80.7">
                <text:p>80.7</text:p>
              </table:table-cell>
              <table:table-cell office:value-type="float" office:value="71.8">
                <text:p>71.8</text:p>
              </table:table-cell>
              <table:table-cell office:value-type="float" office:value="60.7">
                <text:p>60.7</text:p>
              </table:table-cell>
              <table:table-cell office:value-type="float" office:value="49">
                <text:p>49</text:p>
              </table:table-cell>
              <table:table-cell office:value-type="float" office:value="58.5">
                <text:p>58.5</text:p>
              </table:table-cell>
              <table:table-cell office:value-type="float" office:value="65.2">
                <text:p>65.2</text:p>
              </table:table-cell>
              <table:table-cell office:value-type="float" office:value="54.2">
                <text:p>54.2</text:p>
              </table:table-cell>
              <table:table-cell office:value-type="float" office:value="72.4">
                <text:p>72.4</text:p>
              </table:table-cell>
              <table:table-cell office:value-type="float" office:value="75.6">
                <text:p>75.6</text:p>
              </table:table-cell>
              <table:table-cell office:value-type="float" office:value="30.9">
                <text:p>30.9</text:p>
              </table:table-cell>
              <table:table-cell office:value-type="float" office:value="43.4">
                <text:p>43.4</text:p>
              </table:table-cell>
              <table:table-cell office:value-type="float" office:value="64.3">
                <text:p>64.3</text:p>
              </table:table-cell>
              <table:table-cell office:value-type="float" office:value="60.7">
                <text:p>60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opacity draw:name="ChartTransparencyGradient_20_1" draw:display-name="ChartTransparencyGradient 1" draw:style="linear" draw:start="100%" draw:end="50%" draw:angle="45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TeXGyreBonum" style:font-style-name="Regular" fo:font-size="10pt" style:font-size-asian="8pt" style:font-size-complex="8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TeXGyreBonum" style:font-style-name="Regular" fo:font-size="11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7" chart:axis-label-position="outside-minimum"/>
      <style:graphic-properties svg:stroke-color="#b3b3b3"/>
      <style:text-properties fo:font-family="TeXGyreBonum" style:font-style-name="Regular" fo:font-size="11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33cm" svg:height="18.947cm" xlink:href=".." chart:class="chart:bar" chart:style-name="ch1">
        <chart:legend chart:legend-position="end" svg:x="27.667cm" svg:y="9.082cm" chart:style-name="ch2"/>
        <chart:plot-area chart:style-name="ch3" table:cell-range-address="Sheet1.B1:Sheet1.N1 Sheet1.A7:Sheet1.N7" chart:data-source-has-labels="both" svg:x="0.614cm" svg:y="0.378cm" svg:width="26.44cm" svg:height="17.813cm">
          <chart:axis chart:dimension="x" chart:name="primary-x" chart:style-name="ch4">
            <chart:categories table:cell-range-address="Sheet1.B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N7" chart:label-cell-address="Sheet1.A7:Sheet1.A7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N1">itjobs</text:p>
              </table:table-cell>
              <table:table-cell office:value-type="string">
                <text:p>backlinks</text:p>
              </table:table-cell>
              <table:table-cell office:value-type="string">
                <text:p>feedmerger</text:p>
              </table:table-cell>
              <table:table-cell office:value-type="string">
                <text:p>SiteAnalyzer</text:p>
              </table:table-cell>
              <table:table-cell office:value-type="string">
                <text:p>feedimport</text:p>
              </table:table-cell>
              <table:table-cell office:value-type="string">
                <text:p>pludonidb</text:p>
              </table:table-cell>
              <table:table-cell office:value-type="string">
                <text:p>bucketwise</text:p>
              </table:table-cell>
              <table:table-cell office:value-type="string">
                <text:p>lpp</text:p>
              </table:table-cell>
              <table:table-cell office:value-type="string">
                <text:p>chiliproject</text:p>
              </table:table-cell>
              <table:table-cell office:value-type="string">
                <text:p>actionpack</text:p>
              </table:table-cell>
              <table:table-cell office:value-type="string">
                <text:p>activesupport</text:p>
              </table:table-cell>
              <table:table-cell office:value-type="string">
                <text:p>diaspora</text:p>
              </table:table-cell>
              <table:table-cell office:value-type="string">
                <text:p>railscasts</text:p>
              </table:table-cell>
            </table:table-row>
          </table:table-header-rows>
          <table:table-rows>
            <table:table-row>
              <table:table-cell office:value-type="string">
                <text:p text:id="Sheet1.A7:Sheet1.A7">LOT/LOC</text:p>
              </table:table-cell>
              <table:table-cell office:value-type="float" office:value="1.11464968152866">
                <text:p text:id="Sheet1.B7:Sheet1.N7">1.11464968152866</text:p>
              </table:table-cell>
              <table:table-cell office:value-type="float" office:value="0.0398089171974522">
                <text:p>0.0398089171974522</text:p>
              </table:table-cell>
              <table:table-cell office:value-type="float" office:value="0.189226519337017">
                <text:p>0.189226519337017</text:p>
              </table:table-cell>
              <table:table-cell office:value-type="float" office:value="0">
                <text:p>0</text:p>
              </table:table-cell>
              <table:table-cell office:value-type="float" office:value="1.51488616462347">
                <text:p>1.51488616462347</text:p>
              </table:table-cell>
              <table:table-cell office:value-type="float" office:value="0.0651836523538541">
                <text:p>0.0651836523538541</text:p>
              </table:table-cell>
              <table:table-cell office:value-type="float" office:value="0.850934815563416">
                <text:p>0.850934815563416</text:p>
              </table:table-cell>
              <table:table-cell office:value-type="float" office:value="0.218802698145025">
                <text:p>0.218802698145025</text:p>
              </table:table-cell>
              <table:table-cell office:value-type="float" office:value="0.949342012169237">
                <text:p>0.949342012169237</text:p>
              </table:table-cell>
              <table:table-cell office:value-type="float" office:value="2.5063485956137">
                <text:p>2.5063485956137</text:p>
              </table:table-cell>
              <table:table-cell office:value-type="float" office:value="1.4446688636122">
                <text:p>1.4446688636122</text:p>
              </table:table-cell>
              <table:table-cell office:value-type="float" office:value="1.34904902223413">
                <text:p>1.34904902223413</text:p>
              </table:table-cell>
              <table:table-cell office:value-type="float" office:value="1.14548238897397">
                <text:p>1.145482388973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TeXGyreBonum" style:font-style-name="Regular" fo:font-size="10pt" style:font-size-asian="8pt" style:font-size-complex="8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TeXGyreBonum" style:font-style-name="Regular" fo:font-size="11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7" chart:axis-label-position="outside-minimum"/>
      <style:graphic-properties svg:stroke-color="#b3b3b3"/>
      <style:text-properties fo:font-family="TeXGyreBonum" style:font-style-name="Regular" fo:font-size="11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64cm" svg:height="19.053cm" xlink:href=".." chart:class="chart:bar" chart:style-name="ch1">
        <chart:legend chart:legend-position="end" svg:x="27.021cm" svg:y="9.135cm" chart:style-name="ch2"/>
        <chart:plot-area chart:style-name="ch3" table:cell-range-address="Sheet1.B1:Sheet1.N1 Sheet1.A8:Sheet1.N8" chart:data-source-has-labels="both" svg:x="0.604cm" svg:y="0.38cm" svg:width="26.577cm" svg:height="17.909cm">
          <chart:axis chart:dimension="x" chart:name="primary-x" chart:style-name="ch4">
            <chart:categories table:cell-range-address="Sheet1.B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N8" chart:label-cell-address="Sheet1.A8:Sheet1.A8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N1">itjobs</text:p>
              </table:table-cell>
              <table:table-cell office:value-type="string">
                <text:p>backlinks</text:p>
              </table:table-cell>
              <table:table-cell office:value-type="string">
                <text:p>feedmerger</text:p>
              </table:table-cell>
              <table:table-cell office:value-type="string">
                <text:p>SiteAnalyzer</text:p>
              </table:table-cell>
              <table:table-cell office:value-type="string">
                <text:p>feedimport</text:p>
              </table:table-cell>
              <table:table-cell office:value-type="string">
                <text:p>pludonidb</text:p>
              </table:table-cell>
              <table:table-cell office:value-type="string">
                <text:p>bucketwise</text:p>
              </table:table-cell>
              <table:table-cell office:value-type="string">
                <text:p>lpp</text:p>
              </table:table-cell>
              <table:table-cell office:value-type="string">
                <text:p>chiliproject</text:p>
              </table:table-cell>
              <table:table-cell office:value-type="string">
                <text:p>actionpack</text:p>
              </table:table-cell>
              <table:table-cell office:value-type="string">
                <text:p>activesupport</text:p>
              </table:table-cell>
              <table:table-cell office:value-type="string">
                <text:p>diaspora</text:p>
              </table:table-cell>
              <table:table-cell office:value-type="string">
                <text:p>railscasts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8">AVGCmplx</text:p>
              </table:table-cell>
              <table:table-cell office:value-type="float" office:value="8">
                <text:p text:id="Sheet1.B8:Sheet1.N8">8</text:p>
              </table:table-cell>
              <table:table-cell office:value-type="float" office:value="19.9">
                <text:p>19.9</text:p>
              </table:table-cell>
              <table:table-cell office:value-type="float" office:value="10.5">
                <text:p>10.5</text:p>
              </table:table-cell>
              <table:table-cell office:value-type="float" office:value="14.8">
                <text:p>14.8</text:p>
              </table:table-cell>
              <table:table-cell office:value-type="float" office:value="16.8">
                <text:p>16.8</text:p>
              </table:table-cell>
              <table:table-cell office:value-type="float" office:value="13.7">
                <text:p>13.7</text:p>
              </table:table-cell>
              <table:table-cell office:value-type="float" office:value="12.8">
                <text:p>12.8</text:p>
              </table:table-cell>
              <table:table-cell office:value-type="float" office:value="17.1">
                <text:p>17.1</text:p>
              </table:table-cell>
              <table:table-cell office:value-type="float" office:value="19.1">
                <text:p>19.1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3.1">
                <text:p>13.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